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B" style:family="table-column">
      <style:table-column-properties style:column-width="1.1153in" style:rel-column-width="10922*"/>
    </style:style>
    <style:style style:name="Table1.C" style:family="table-column">
      <style:table-column-properties style:column-width="1.1153in" style:rel-column-width="1092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Kalibracja" style:family="table">
      <style:table-properties style:width="6.6924in" table:align="margins"/>
    </style:style>
    <style:style style:name="Kalibracja.A" style:family="table-column">
      <style:table-column-properties style:column-width="2.2306in" style:rel-column-width="21845*"/>
    </style:style>
    <style:style style:name="Kalibracj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alibracja.C1" style:family="table-cell">
      <style:table-cell-properties fo:padding="0.0382in" fo:border="0.0007in solid #000000"/>
    </style:style>
    <style:style style:name="Kalibracj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alibracj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Żarówka" style:family="table">
      <style:table-properties style:width="6.6924in" table:align="margins"/>
    </style:style>
    <style:style style:name="Żarówka.A" style:family="table-column">
      <style:table-column-properties style:column-width="2.2306in" style:rel-column-width="21845*"/>
    </style:style>
    <style:style style:name="Żarówk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Żarówka.C1" style:family="table-cell">
      <style:table-cell-properties fo:padding="0.0382in" fo:border="0.0007in solid #000000"/>
    </style:style>
    <style:style style:name="Żarówk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Żarówka.B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Żarówka.C2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Kompaktowa" style:family="table">
      <style:table-properties style:width="6.6924in" table:align="margins"/>
    </style:style>
    <style:style style:name="Kompaktowa.A" style:family="table-column">
      <style:table-column-properties style:column-width="2.2306in" style:rel-column-width="21845*"/>
    </style:style>
    <style:style style:name="Kompaktow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ompaktowa.C1" style:family="table-cell">
      <style:table-cell-properties fo:padding="0.0382in" fo:border="0.0007in solid #000000"/>
    </style:style>
    <style:style style:name="Kompaktow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ompaktow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</style:style>
    <style:style style:name="P12" style:family="paragraph" style:parent-style-name="Standard" style:list-style-name="L4">
      <style:paragraph-properties fo:text-align="start" style:justify-single-word="false"/>
      <style:text-properties style:text-position="0% 100%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" style:family="text">
      <style:text-properties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6" style:family="text">
      <style:text-properties style:font-name="Times New Roman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7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" style:family="text">
      <style:text-properties style:text-position="-33% 58%"/>
    </style:style>
    <style:style style:name="T9" style:family="text">
      <style:text-properties style:text-position="-33% 58%"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10" style:family="text">
      <style:text-properties style:text-position="-33% 58%" style:font-name="Times New Roman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11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position="-33% 58%" fo:font-weight="normal" style:font-weight-asian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33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000000" style:text-underline-style="none" fo:font-weight="normal" style:font-weight-asian="normal" style:font-weight-complex="normal"/>
    </style:style>
    <style:style style:name="T19" style:family="text"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cek Noga<text:tab/><text:tab/><text:tab/><text:tab/><text:tab/> <text:s/><text:tab/><text:tab/><text:tab/><text:tab/><text:tab/><text:tab/>17.10.2017</text:p>
      <text:p text:style-name="Standard">II ISSP<text:tab/><text:tab/><text:tab/><text:tab/><text:tab/><text:tab/><text:tab/><text:tab/><text:tab/><text:tab/> <text:s text:c="4"/>dr Artur Trembułowicz</text:p>
      <text:p text:style-name="Standard">Wtorek, 13:00</text:p>
      <text:p text:style-name="Standard"/>
      <text:p text:style-name="P2">Ćwiczenie nr 65</text:p>
      <text:p text:style-name="P1"/>
      <text:p text:style-name="P1">Temat: WYZNACZANIE PROMIENIA KRZYWIZNY SOCZEWKI ZA POMOCĄ PIERŚCIENI NEWTONA 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>
          <table:table-cell table:style-name="Table1.A1" office:value-type="string">
            <text:p text:style-name="P6">Nr prążka</text:p>
          </table:table-cell>
          <table:table-cell table:style-name="Table1.A1" table:number-columns-spanned="2" office:value-type="string">
            <text:p text:style-name="P6">Początkowe położenie</text:p>
          </table:table-cell>
          <table:covered-table-cell/>
          <table:table-cell table:style-name="Table1.D1" table:number-columns-spanned="2" office:value-type="string">
            <text:p text:style-name="P6">Średnica</text:p>
          </table:table-cell>
          <table:covered-table-cell/>
        </table:table-row>
        <table:table-row>
          <table:table-cell table:style-name="Table1.A2" table:number-rows-spanned="3" office:value-type="float" office:value="1">
            <text:p text:style-name="P5">1</text:p>
          </table:table-cell>
          <table:table-cell table:style-name="Table1.B2" office:value-type="string">
            <text:p text:style-name="P6">X</text:p>
          </table:table-cell>
          <table:table-cell table:style-name="Table1.B2" office:value-type="string">
            <text:p text:style-name="P6">Y</text:p>
          </table:table-cell>
          <table:table-cell table:style-name="Table1.B2" office:value-type="string">
            <text:p text:style-name="P6">X</text:p>
          </table:table-cell>
          <table:table-cell table:style-name="Table1.E2" office:value-type="string">
            <text:p text:style-name="P6">Y</text:p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table:number-rows-spanned="3" office:value-type="float" office:value="2">
            <text:p text:style-name="P5">2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table:number-rows-spanned="3" office:value-type="float" office:value="3">
            <text:p text:style-name="P5">3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table:number-rows-spanned="3" office:value-type="float" office:value="4">
            <text:p text:style-name="P5">4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table-cell table:style-name="Table1.A2" table:number-rows-spanned="3" office:value-type="float" office:value="5">
            <text:p text:style-name="P5">5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E2" office:value-type="string">
            <text:p text:style-name="P5"/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Zagadnienia teoretyczne</text:p>
      <text:p text:style-name="P7"/>
      <text:list xml:id="list6764841871517477930" text:style-name="L1">
        <text:list-item>
          <text:p text:style-name="P14">Interferencją fal nazywamy zjawisko nakładania się na siebie fal w taki sposób, że w zależności od stosunków fazowych fal są one wzmacniane w niektórych miejscach w przestrzeni a osłabiane w innych. Interferencja zachodzi tylko dla fal spójnych, czyli tych które mają to samo przesunięcie fazowe oraz ich drgania zachodzą w tym samym kierunku.</text:p>
        </text:list-item>
      </text:list>
      <text:p text:style-name="P13"/>
      <text:p text:style-name="P18"><text:span text:style-name="T20"><text:tab/>Maksimum interferencyjne </text:span><text:span text:style-name="T20"><draw:frame draw:style-name="fr1" draw:name="Object1" text:anchor-type="as-char" svg:width="1.7516in" svg:height="0.418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0">, dla k = 0, 1,..., n.</text:span></text:p>
      <text:p text:style-name="P13"/>
      <text:p text:style-name="P18"><text:span text:style-name="T20"><text:tab/>Minimum interferencyjne </text:span><text:span text:style-name="T20"><draw:frame draw:style-name="fr1" draw:name="Object2" text:anchor-type="as-char" svg:width="2.1272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0">, dla k = 0, 1, ..., n.</text:span></text:p>
      <text:list xml:id="list1692764519334145121" text:style-name="L2">
        <text:list-item>
          <text:p text:style-name="P15">Prążki interferencyjne – powstają w wyniku przeprowadzenia doświadczenia Younga, polegającego na przepuszczeniu światła spójnego przez dwie szczeliny położone bardzo blisko siebie, co powoduje powstawanie jasnych prążków w obszarach gdzie światło jest wygaszanie i ciemnych tam gdzie jest ono wzmacniane.</text:p>
        </text:list-item>
      </text:list>
      <text:p text:style-name="P18"/>
      <text:p text:style-name="P18"><text:span text:style-name="T20"><text:tab/>Maksimum interferencyjne </text:span><text:span text:style-name="T20"><draw:frame draw:style-name="fr1" draw:name="Object4" text:anchor-type="as-char" svg:width="0.9866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3"/>
      <text:p text:style-name="P18"><text:span text:style-name="T20"><text:tab/>Minimum interferencyjne </text:span><text:span text:style-name="T20"><draw:frame draw:style-name="fr1" draw:name="Object3" text:anchor-type="as-char" svg:width="1.4874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0">, gdzie </text:span></text:p>
      <text:p text:style-name="P18"><text:span text:style-name="T20"><text:tab/></text:span><text:span text:style-name="T16">k</text:span><text:span text:style-name="T20"> – rząd prążka, </text:span></text:p>
      <text:p text:style-name="P13"><text:tab/>d – odległość między szczelinami,</text:p>
      <text:p text:style-name="P18"><text:span text:style-name="T20"><text:s/><text:tab/></text:span><text:span text:style-name="T6">λ </text:span><text:span text:style-name="T7">– długość fali, </text:span></text:p>
      <text:p text:style-name="P18"><text:span text:style-name="T7"><text:tab/></text:span><text:span text:style-name="T6">α</text:span><text:span text:style-name="T10">k</text:span><text:span text:style-name="T7"> – kąt pod którym <text:tab/>tworzy się k-te minimum lub maksimum.</text:span></text:p>
      <text:p text:style-name="P10"/>
      <text:list xml:id="list6060314025179355567" text:style-name="L3">
        <text:list-item>
          <text:p text:style-name="P16">Układ optyczny służący do badania pierścieni Newtona składa się z dwóch części:</text:p>
          <text:list>
            <text:list-item>
              <text:p text:style-name="P16">płaskiej, szklanej płytki</text:p>
            </text:list-item>
            <text:list-item>
              <text:p text:style-name="P16">szklanej soczewki płasko – wypukłej o dużym promiemiu krzywizny.</text:p>
            </text:list-item>
          </text:list>
        </text:list-item>
      </text:list>
      <text:p text:style-name="P13"><text:tab/>Płytki są położone jedna na drugiej, lecz pomiędzy nimi tworzy się sczelina powietrza o <text:tab/>zmiennej długości. Nastepnie po przepuszczeniu przez układ światła, fale elektromagnetyczne odbite <text:tab/>od wypukłej płytki będą mogły interferować z falami odbitymi od płaskiej płytki, tworząc ciemne <text:tab/>pierścienie w miejscu osłabienia fal.</text:p>
      <text:p text:style-name="P13"/>
      <text:list xml:id="list260263663427524755" text:style-name="L4">
        <text:list-item>
          <text:p text:style-name="P17">Zasada pomiaru promienia krzywizny soczewki przy pomocy pierścieni Newtona -</text:p>
          <text:p text:style-name="P17">wiemy, że promień padając na nasz układ załamuje się, wobec czego możemy wyliczyć różnicę dróg optycznych, w naszym przypadku <draw:frame draw:style-name="fr2" draw:name="Object5" text:anchor-type="as-char" svg:width="0.8071in" svg:height="0.2091in" draw:z-index="4"><draw:object xlink:href="./Object 5" xlink:type="simple" xlink:show="embed" xlink:actuate="onLoad"/><draw:image xlink:href="./ObjectReplacements/Object 5" xlink:type="simple" xlink:show="embed" xlink:actuate="onLoad"/></draw:frame>, ponieważ światło przebywa ten odcinek dwukrotnie, ze względu na zmianę fazy przy odbiciu należy do 2e dodać połowę długości fali <draw:frame draw:style-name="fr2" draw:name="Object6" text:anchor-type="as-char" svg:width="1.0925in" svg:height="0.3929in" draw:z-index="5"><draw:object xlink:href="./Object 6" xlink:type="simple" xlink:show="embed" xlink:actuate="onLoad"/><draw:image xlink:href="./ObjectReplacements/Object 6" xlink:type="simple" xlink:show="embed" xlink:actuate="onLoad"/></draw:frame>,</text:p>
          <text:p text:style-name="P17">potwierdzeniem tego zabiegu jest powstanie prążka zerowego w miejscu styku płytek,</text:p>
          <text:p text:style-name="P19"><text:span text:style-name="T20">co skutkuje poniższym wzorem</text:span><text:span text:style-name="T20"><draw:frame draw:style-name="fr3" draw:name="Object7" text:anchor-type="as-char" svg:y="-0.2563in" svg:width="1.3272in" svg:height="0.393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0">, a po przekształceniu</text:span><text:span text:style-name="T20"><draw:frame draw:style-name="fr2" draw:name="Object8" text:anchor-type="as-char" svg:width="0.5646in" svg:height="0.184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0">.</text:span></text:p>
          <text:p text:style-name="P19"><text:span text:style-name="T20">Następnie korzystając z właśności trójkąta </text:span><text:span text:style-name="T20"><draw:frame draw:style-name="fr2" draw:name="Object9" text:anchor-type="as-char" svg:width="2.4339in" svg:height="0.232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0">,</text:span></text:p>
          <text:p text:style-name="P19"><text:span text:style-name="T20">korzystając z tego, że e jest znacznie mniejsze od R, pomijamy człon </text:span><text:span text:style-name="T16">e</text:span><text:span text:style-name="T15">2.</text:span></text:p>
          <text:p text:style-name="P12"><text:span text:style-name="T20">Ostatecznie otrzymujemy wzór </text:span><text:span text:style-name="T20"><draw:frame draw:style-name="fr2" draw:name="Object10" text:anchor-type="as-char" svg:width="0.8846in" svg:height="0.441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, gdzie r</text:span><text:span text:style-name="T12">k</text:span><text:span text:style-name="T20"> – to promień krążka, a </text:span><text:span text:style-name="T16">k</text:span><text:span text:style-name="T20"> – to jego indeks.</text:span></text:p>
        </text:list-item>
      </text:list>
      <text:p text:style-name="P13"/>
      <text:p text:style-name="P2">Źródła</text:p>
      <text:list xml:id="list6807300331843575809" text:style-name="L5">
        <text:list-item>
          <text:p text:style-name="P11"><text:a xlink:type="simple" xlink:href="http://www.if.pw.edu.pl/~labfiz1p/cmsimple2_4/1instrukcje_pdf/25.pdf" text:style-name="Internet_20_link" text:visited-style-name="Visited_20_Internet_20_Link"><text:span text:style-name="T19">http://www.if.pw.edu.pl/~labfiz1p/cmsimple2_4/1instrukcje_pdf/25.pdf</text:span></text:a></text:p>
        </text:list-item>
        <text:list-item>
          <text:p text:style-name="P11"><text:a xlink:type="simple" xlink:href="http://kawe.wfis.uni.lodz.pl/IPF/Instrukcje/O-16.pdf" text:style-name="Internet_20_link" text:visited-style-name="Visited_20_Internet_20_Link"><text:span text:style-name="T19">http://kawe.wfis.uni.lodz.pl/IPF/Instrukcje/O-16.pdf</text:span></text:a></text:p>
        </text:list-item>
        <text:list-item>
          <text:p text:style-name="P20"><text:span text:style-name="T20">Wikipedia</text:span></text:p>
        </text:list-item>
      </text:list>
      <text:p text:style-name="P8"><text:soft-page-break/>Jacek Noga<text:tab/><text:tab/><text:tab/><text:tab/><text:tab/> <text:s/><text:tab/><text:tab/><text:tab/><text:tab/><text:tab/><text:tab/>10.10.2017</text:p>
      <text:p text:style-name="Standard">II ISSP<text:tab/><text:tab/><text:tab/><text:tab/><text:tab/><text:tab/><text:tab/><text:tab/><text:tab/><text:tab/> <text:s text:c="4"/>dr Artur Trembułowicz</text:p>
      <text:p text:style-name="Standard">Wtorek, 13:00</text:p>
      <text:p text:style-name="Standard"/>
      <text:p text:style-name="P2">Ćwiczenie nr 71</text:p>
      <text:p text:style-name="P1"/>
      <text:p text:style-name="P1">Temat: BADANIE ELEKTRYCZNYCH ŹRÓDEŁ ŚWIATŁA </text:p>
      <text:p text:style-name="P1"/>
      <text:p text:style-name="P1"/>
      <text:p text:style-name="P1"/>
      <table:table table:name="Kalibracja" table:style-name="Kalibracja">
        <table:table-column table:style-name="Kalibracja.A" table:number-columns-repeated="3"/>
        <table:table-row>
          <table:table-cell table:style-name="Kalibracja.A1" office:value-type="string">
            <text:p text:style-name="P5">Odległość x [m]</text:p>
          </table:table-cell>
          <table:table-cell table:style-name="Kalibracja.A1" office:value-type="string">
            <text:p text:style-name="P5">Natężenie fotoprądu źródła wzorcowego I<text:span text:style-name="T8">fwz </text:span><text:span text:style-name="T13">[µA]</text:span></text:p>
          </table:table-cell>
          <table:table-cell table:style-name="Kalibracja.C1" office:value-type="string">
            <text:p text:style-name="P5">Światłość źródła wzorcowego J [cd]</text:p>
          </table:table-cell>
        </table:table-row>
        <table:table-row>
          <table:table-cell table:style-name="Kalibracja.A2" office:value-type="float" office:value="0.2">
            <text:p text:style-name="P5">0.2</text:p>
          </table:table-cell>
          <table:table-cell table:style-name="Kalibracja.A2" office:value-type="float" office:value="2.06">
            <text:p text:style-name="P5">2.06</text:p>
          </table:table-cell>
          <table:table-cell table:style-name="Kalibracja.C2" office:value-type="float" office:value="6">
            <text:p text:style-name="P5">6</text:p>
          </table:table-cell>
        </table:table-row>
      </table:table>
      <text:p text:style-name="P1"/>
      <text:p text:style-name="P1"/>
      <table:table table:name="Żarówka" table:style-name="Żarówka">
        <table:table-column table:style-name="Żarówka.A" table:number-columns-repeated="3"/>
        <table:table-row>
          <table:table-cell table:style-name="Żarówka.A1" office:value-type="string">
            <text:p text:style-name="P5">Napięcie prądu [V]</text:p>
          </table:table-cell>
          <table:table-cell table:style-name="Żarówka.A1" office:value-type="string">
            <text:p text:style-name="P5">Natężenie prądu płynącego przez żarówkę [<text:span text:style-name="T13">µ</text:span>A]</text:p>
          </table:table-cell>
          <table:table-cell table:style-name="Żarówka.C1" office:value-type="string">
            <text:p text:style-name="P5">Natężenie fotoprądu I<text:span text:style-name="T8">f </text:span>[µA]</text:p>
          </table:table-cell>
        </table:table-row>
        <table:table-row>
          <table:table-cell table:style-name="Żarówka.A2" office:value-type="float" office:value="100">
            <text:p text:style-name="P5">100</text:p>
          </table:table-cell>
          <table:table-cell table:style-name="Żarówka.B2" office:value-type="float" office:value="71.3">
            <text:p text:style-name="P5">71.30</text:p>
          </table:table-cell>
          <table:table-cell table:style-name="Żarówka.C2" office:value-type="float" office:value="2">
            <text:p text:style-name="P5">2.00</text:p>
          </table:table-cell>
        </table:table-row>
        <table:table-row>
          <table:table-cell table:style-name="Żarówka.A2" office:value-type="float" office:value="120">
            <text:p text:style-name="P5">120</text:p>
          </table:table-cell>
          <table:table-cell table:style-name="Żarówka.B2" office:value-type="float" office:value="77.6">
            <text:p text:style-name="P5">77.60</text:p>
          </table:table-cell>
          <table:table-cell table:style-name="Żarówka.C2" office:value-type="float" office:value="4.72">
            <text:p text:style-name="P5">4.72</text:p>
          </table:table-cell>
        </table:table-row>
        <table:table-row>
          <table:table-cell table:style-name="Żarówka.A2" office:value-type="float" office:value="140">
            <text:p text:style-name="P5">140</text:p>
          </table:table-cell>
          <table:table-cell table:style-name="Żarówka.B2" office:value-type="float" office:value="84">
            <text:p text:style-name="P5">84.00</text:p>
          </table:table-cell>
          <table:table-cell table:style-name="Żarówka.C2" office:value-type="float" office:value="9.04">
            <text:p text:style-name="P5">9.04</text:p>
          </table:table-cell>
        </table:table-row>
        <table:table-row>
          <table:table-cell table:style-name="Żarówka.A2" office:value-type="float" office:value="160">
            <text:p text:style-name="P5">160</text:p>
          </table:table-cell>
          <table:table-cell table:style-name="Żarówka.B2" office:value-type="float" office:value="88.2">
            <text:p text:style-name="P5">88.20</text:p>
          </table:table-cell>
          <table:table-cell table:style-name="Żarówka.C2" office:value-type="float" office:value="13.82">
            <text:p text:style-name="P5">13.82</text:p>
          </table:table-cell>
        </table:table-row>
        <table:table-row>
          <table:table-cell table:style-name="Żarówka.A2" office:value-type="float" office:value="180">
            <text:p text:style-name="P5">180</text:p>
          </table:table-cell>
          <table:table-cell table:style-name="Żarówka.B2" office:value-type="float" office:value="93.1">
            <text:p text:style-name="P5">93.10</text:p>
          </table:table-cell>
          <table:table-cell table:style-name="Żarówka.C2" office:value-type="float" office:value="22.06">
            <text:p text:style-name="P5">22.06</text:p>
          </table:table-cell>
        </table:table-row>
        <table:table-row>
          <table:table-cell table:style-name="Żarówka.A2" office:value-type="float" office:value="200">
            <text:p text:style-name="P5">200</text:p>
          </table:table-cell>
          <table:table-cell table:style-name="Żarówka.B2" office:value-type="float" office:value="98.2">
            <text:p text:style-name="P5">98.20</text:p>
          </table:table-cell>
          <table:table-cell table:style-name="Żarówka.C2" office:value-type="float" office:value="32.98">
            <text:p text:style-name="P5">32.98</text:p>
          </table:table-cell>
        </table:table-row>
        <table:table-row>
          <table:table-cell table:style-name="Żarówka.A2" office:value-type="float" office:value="220">
            <text:p text:style-name="P5">220</text:p>
          </table:table-cell>
          <table:table-cell table:style-name="Żarówka.B2" office:value-type="float" office:value="102.5">
            <text:p text:style-name="P5">102.50</text:p>
          </table:table-cell>
          <table:table-cell table:style-name="Żarówka.C2" office:value-type="float" office:value="46.92">
            <text:p text:style-name="P5">46.92</text:p>
          </table:table-cell>
        </table:table-row>
      </table:table>
      <text:p text:style-name="P1"/>
      <text:p text:style-name="P1"/>
      <table:table table:name="Kompaktowa" table:style-name="Kompaktowa">
        <table:table-column table:style-name="Kompaktowa.A" table:number-columns-repeated="3"/>
        <table:table-row>
          <table:table-cell table:style-name="Kompaktowa.A1" office:value-type="string">
            <text:p text:style-name="P5">Odległość x [m]</text:p>
          </table:table-cell>
          <table:table-cell table:style-name="Kompaktowa.A1" office:value-type="string">
            <text:p text:style-name="P5">Natężenie fotoprądu I<text:span text:style-name="T8">f </text:span><text:span text:style-name="T13">[µA]</text:span></text:p>
          </table:table-cell>
          <table:table-cell table:style-name="Kompaktowa.C1" office:value-type="string">
            <text:p text:style-name="P5">Moc P żarówki [W]</text:p>
          </table:table-cell>
        </table:table-row>
        <table:table-row>
          <table:table-cell table:style-name="Kompaktowa.A2" office:value-type="float" office:value="0.2">
            <text:p text:style-name="P5">0.2</text:p>
          </table:table-cell>
          <table:table-cell table:style-name="Kompaktowa.A2" office:value-type="float" office:value="152.51">
            <text:p text:style-name="P5">152.51</text:p>
          </table:table-cell>
          <table:table-cell table:style-name="Kompaktowa.C2" office:value-type="float" office:value="10">
            <text:p text:style-name="P5">10</text:p>
          </table:table-cell>
        </table:table-row>
      </table:table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7M47S</meta:editing-duration>
    <meta:editing-cycles>21</meta:editing-cycles>
    <meta:generator>OpenOffice/4.1.3$Win32 OpenOffice.org_project/413m1$Build-9783</meta:generator>
    <dc:date>2017-10-16T16:28:18.85</dc:date>
    <dc:creator>Jacek </dc:creator>
    <meta:document-statistic meta:table-count="4" meta:image-count="0" meta:object-count="10" meta:page-count="3" meta:paragraph-count="94" meta:word-count="465" meta:character-count="30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n>2kπ</mn>
      </mrow>
    </mrow>
    <annotation encoding="StarMath 5.0"> φ_1 -  φ_2 = 2 π{d_1 - d_2} over λ = 2kπ</annotation>
  </semantics>
</math>
</file>

<file path=Object 10/content.xml><?xml version="1.0" encoding="utf-8"?>
<math xmlns="http://www.w3.org/1998/Math/MathML">
  <semantics>
    <mrow>
      <mrow>
        <mrow>
          <mi>R</mi>
          <mo stretchy="false">=</mo>
          <mfrac>
            <mrow>
              <msubsup>
                <mi>r</mi>
                <mi>k</mi>
                <mn>2</mn>
              </msubsup>
            </mrow>
            <mrow>
              <mn>2</mn>
              <mi>e</mi>
            </mrow>
          </mfrac>
        </mrow>
        <mo stretchy="false">=</mo>
        <mfrac>
          <mrow>
            <msubsup>
              <mi>r</mi>
              <mi>k</mi>
              <mn>2</mn>
            </msubsup>
          </mrow>
          <mrow>
            <mi mathvariant="italic">kλ</mi>
          </mrow>
        </mfrac>
      </mrow>
    </mrow>
    <annotation encoding="StarMath 5.0">R = {r_k^2}over {2e} = {r_k^2} over {kλ}</annotation>
  </semantics>
</math>
</file>

<file path=Object 2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i>π</mi>
      <mrow>
        <mfrac>
          <mrow>
            <mrow>
              <msub>
                <mi>d</mi>
                <mn>1</mn>
              </msub>
              <mo stretchy="false">−</mo>
              <msub>
                <mi>d</mi>
                <mn>2</mn>
              </msub>
            </mrow>
          </mrow>
          <mi>λ</mi>
        </mfrac>
        <mo stretchy="false">=</mo>
        <mrow>
          <mo stretchy="false">(</mo>
          <mrow>
            <mrow>
              <mn>2k</mn>
              <mo stretchy="false">+</mo>
              <mn>1</mn>
            </mrow>
          </mrow>
          <mo stretchy="false">)</mo>
        </mrow>
      </mrow>
      <mi>π</mi>
    </mrow>
    <annotation encoding="StarMath 5.0"> φ_1 -  φ_2 = 2 π{d_1 - d_2} over λ = (2k + 1)π</annotation>
  </semantics>
</math>
</file>

<file path=Object 3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row>
          <mo stretchy="false">(</mo>
          <mrow>
            <mfrac>
              <mrow>
                <mrow>
                  <mn>2k</mn>
                  <mo stretchy="false">+</mo>
                  <mn>1</mn>
                </mrow>
              </mrow>
              <mn>2</mn>
            </mfrac>
          </mrow>
          <mo stretchy="false">)</mo>
        </mrow>
      </mrow>
      <mi>λ</mi>
    </mrow>
    <annotation encoding="StarMath 5.0">d sin(α_k)= ({2k+1 }over 2)λ</annotation>
  </semantics>
</math>
</file>

<file path=Object 4/content.xml><?xml version="1.0" encoding="utf-8"?>
<math xmlns="http://www.w3.org/1998/Math/MathML">
  <semantics>
    <mrow>
      <mi>d</mi>
      <mi>sin</mi>
      <mrow>
        <mrow>
          <mo stretchy="false">(</mo>
          <mrow>
            <msub>
              <mi>α</mi>
              <mi>k</mi>
            </msub>
          </mrow>
          <mo stretchy="false">)</mo>
        </mrow>
        <mo stretchy="false">=</mo>
        <mi mathvariant="italic">kλ</mi>
      </mrow>
    </mrow>
    <annotation encoding="StarMath 5.0">d sin(α_k)= kλ</annotation>
  </semantics>
</math>
</file>

<file path=Object 5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e</mn>
      </mrow>
    </mrow>
    <annotation encoding="StarMath 5.0"> φ_1 -  φ_2 = 2e</annotation>
  </semantics>
</math>
</file>

<file path=Object 6/content.xml><?xml version="1.0" encoding="utf-8"?>
<math xmlns="http://www.w3.org/1998/Math/MathML">
  <semantics>
    <mrow>
      <mrow>
        <mrow>
          <msub>
            <mi>φ</mi>
            <mn>1</mn>
          </msub>
          <mo stretchy="false">−</mo>
          <msub>
            <mi>φ</mi>
            <mn>2</mn>
          </msub>
        </mrow>
        <mo stretchy="false">=</mo>
        <mn>2</mn>
      </mrow>
      <mrow>
        <mi>e</mi>
        <mo stretchy="false">+</mo>
        <mfrac>
          <mi>λ</mi>
          <mn>2</mn>
        </mfrac>
      </mrow>
    </mrow>
    <annotation encoding="StarMath 5.0">φ_1 -  φ_2 = 2e + λ over 2</annotation>
  </semantics>
</math>
</file>

<file path=Object 7/content.xml><?xml version="1.0" encoding="utf-8"?>
<math xmlns="http://www.w3.org/1998/Math/MathML">
  <semantics>
    <mrow>
      <mn>2</mn>
      <mrow>
        <mrow>
          <mi>e</mi>
          <mo stretchy="false">+</mo>
          <mfrac>
            <mi>λ</mi>
            <mn>2</mn>
          </mfrac>
        </mrow>
        <mo stretchy="false">=</mo>
        <mrow>
          <mo stretchy="false">(</mo>
          <mrow>
            <mrow>
              <mn>2k</mn>
              <mo stretchy="false">+</mo>
              <mn>1</mn>
            </mrow>
          </mrow>
          <mo stretchy="false">)</mo>
        </mrow>
      </mrow>
      <mfrac>
        <mi>λ</mi>
        <mn>2</mn>
      </mfrac>
    </mrow>
    <annotation encoding="StarMath 5.0">2e + λ over 2 = (2k + 1)λ over 2</annotation>
  </semantics>
</math>
</file>

<file path=Object 8/content.xml><?xml version="1.0" encoding="utf-8"?>
<math xmlns="http://www.w3.org/1998/Math/MathML">
  <semantics>
    <mrow>
      <mn>2</mn>
      <mrow>
        <mi>e</mi>
        <mo stretchy="false">=</mo>
        <mi mathvariant="italic">kλ</mi>
      </mrow>
    </mrow>
    <annotation encoding="StarMath 5.0">2e = kλ</annotation>
  </semantics>
</math>
</file>

<file path=Object 9/content.xml><?xml version="1.0" encoding="utf-8"?>
<math xmlns="http://www.w3.org/1998/Math/MathML">
  <semantics>
    <mrow>
      <mrow>
        <mrow>
          <msup>
            <mi>R</mi>
            <mn>2</mn>
          </msup>
          <mo stretchy="false">=</mo>
          <mrow>
            <msubsup>
              <mi>r</mi>
              <mi>k</mi>
              <mn>2</mn>
            </msubsup>
            <mo stretchy="false">+</mo>
            <msup>
              <mrow>
                <mo stretchy="false">(</mo>
                <mrow>
                  <mrow>
                    <mi>R</mi>
                    <mo stretchy="false">−</mo>
                    <mi>e</mi>
                  </mrow>
                </mrow>
                <mo stretchy="false">)</mo>
              </mrow>
              <mn>2</mn>
            </msup>
          </mrow>
        </mrow>
        <mo stretchy="false">=</mo>
        <mrow>
          <mrow>
            <mrow>
              <msubsup>
                <mi>r</mi>
                <mi>k</mi>
                <mn>2</mn>
              </msubsup>
              <mo stretchy="false">+</mo>
              <msup>
                <mi>R</mi>
                <mn>2</mn>
              </msup>
            </mrow>
            <mo stretchy="false">−</mo>
            <mn>2eR</mn>
          </mrow>
          <mo stretchy="false">+</mo>
          <msup>
            <mi>e</mi>
            <mn>2</mn>
          </msup>
        </mrow>
      </mrow>
    </mrow>
    <annotation encoding="StarMath 5.0">R^2 = r_k^2 + (R-e)^2 = r_k^2 + R^2 - 2eR + e^2</annotation>
  </semantics>
</math>
</file>